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egory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setParent( Categor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Test.test_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tegory.setChildren( List &lt; Category &gt;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addChild( Category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